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6" style:family="table">
      <style:table-properties style:width="15.182cm" table:align="margins"/>
    </style:style>
    <style:style style:name="Table6.A" style:family="table-column">
      <style:table-column-properties style:column-width="15.182cm" style:rel-column-width="65535*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5.071cm" fo:margin-left="0cm" fo:margin-top="0cm" fo:margin-bottom="0cm" table:align="left" fo:keep-with-next="auto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background-color="transparent" fo:padding="0cm" fo:border-left="none" fo:border-right="none" fo:border-top="1.5pt solid #000001" fo:border-bottom="none">
        <style:background-image/>
      </style:table-cell-properties>
    </style:style>
    <style:style style:name="Table5.B1" style:family="table-cell">
      <style:table-cell-properties style:vertical-align="" fo:background-color="transparent" style:border-line-width-right="0.018cm 0.018cm 0.018cm" fo:padding="0cm" fo:border-left="none" fo:border-right="1.5pt double #000001" fo:border-top="1.5pt solid #000001" fo:border-bottom="none">
        <style:background-image/>
      </style:table-cell-properties>
    </style:style>
    <style:style style:name="Table5.C1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1.5pt solid #000001" fo:border-bottom="0.5pt solid #000001">
        <style:background-image/>
      </style:table-cell-properties>
    </style:style>
    <style:style style:name="Table5.D1" style:family="table-cell">
      <style:table-cell-properties style:vertical-align="" fo:background-color="transparent" fo:padding="0cm" fo:border-left="0.5pt solid #000001" fo:border-right="none" fo:border-top="1.5pt solid #000001" fo:border-bottom="0.5pt solid #000001">
        <style:background-image/>
      </style:table-cell-properties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0.5pt solid #000001" fo:border-bottom="0.5pt solid #000001">
        <style:background-image/>
      </style:table-cell-properties>
    </style:style>
    <style:style style:name="Table5.D2" style:family="table-cell">
      <style:table-cell-properties style:vertical-align="" fo:background-color="transparent" fo:padding="0cm" fo:border-left="0.5pt solid #000001" fo:border-right="none" fo:border-top="0.5pt solid #000001" fo:border-bottom="0.5pt solid #000001">
        <style:background-image/>
      </style:table-cell-properties>
    </style:style>
    <style:style style:name="Table5.C3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>
        <style:background-image/>
      </style:table-cell-properties>
    </style:style>
    <style:style style:name="Table5.D3" style:family="table-cell">
      <style:table-cell-properties style:vertical-align="" fo:background-color="transparent" style:border-line-width-bottom="0.018cm 0.018cm 0.018cm" fo:padding="0cm" fo:border-left="0.5pt solid #000001" fo:border-right="none" fo:border-top="0.5pt solid #000001" fo:border-bottom="1.5pt double #000001">
        <style:background-image/>
      </style:table-cell-properties>
    </style:style>
    <style:style style:name="Table5.C4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none" fo:border-bottom="1.5pt double #000001">
        <style:background-image/>
      </style:table-cell-properties>
    </style:style>
    <style:style style:name="Table5.D4" style:family="table-cell">
      <style:table-cell-properties style:vertical-align="" fo:background-color="transparent" style:border-line-width-bottom="0.018cm 0.018cm 0.018cm" fo:padding="0cm" fo:border-left="0.5pt solid #000001" fo:border-right="none" fo:border-top="none" fo:border-bottom="1.5pt double #000001">
        <style:background-image/>
      </style:table-cell-properties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fo:background-color="transparent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>
        <style:background-image/>
      </style:table-cell-properties>
    </style:style>
    <style:style style:name="Table5.D5" style:family="table-cell">
      <style:table-cell-properties style:vertical-align="" fo:background-color="transparent" style:border-line-width-top="0.018cm 0.018cm 0.018cm" style:border-line-width-bottom="0.018cm 0.018cm 0.018cm" fo:padding="0cm" fo:border-left="0.5pt solid #000001" fo:border-right="none" fo:border-top="1.5pt double #000001" fo:border-bottom="1.5pt double #000001">
        <style:background-image/>
      </style:table-cell-properties>
    </style:style>
    <style:style style:name="Table5.6" style:family="table-row">
      <style:table-row-properties style:row-height="0.642cm" fo:keep-together="auto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693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top="0cm" fo:margin-bottom="0.346cm" style:contextual-spacing="false" fo:line-height="0.035cm"/>
    </style:style>
    <style:style style:name="P21" style:family="paragraph" style:parent-style-name="Standard">
      <style:text-properties fo:font-size="5pt" style:font-size-asian="4.34999990463257pt" style:font-size-complex="5pt"/>
    </style:style>
    <style:style style:name="P2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fbf13e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51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7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58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9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ce7a3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officeooo:rsid="01000ea8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1002797" style:font-size-asian="11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9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10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11" style:family="text">
      <style:text-properties fo:color="#000000" style:text-underline-style="none"/>
    </style:style>
    <style:style style:name="T12" style:family="text">
      <style:text-properties fo:font-size="11pt" fo:letter-spacing="0.004cm" style:font-size-asian="11pt"/>
    </style:style>
    <style:style style:name="T13" style:family="text">
      <style:text-properties fo:font-size="11pt" fo:letter-spacing="0.004cm" style:text-underline-style="none" style:font-size-asian="11pt"/>
    </style:style>
    <style:style style:name="T14" style:family="text">
      <style:text-properties fo:font-size="11pt" fo:letter-spacing="0.004cm" style:text-underline-style="none" officeooo:rsid="0062515a" style:font-size-asian="11pt"/>
    </style:style>
    <style:style style:name="T15" style:family="text">
      <style:text-properties fo:font-size="11pt" fo:letter-spacing="0.004cm" style:text-underline-style="none" officeooo:rsid="000f63f7" style:font-size-asian="11pt"/>
    </style:style>
    <style:style style:name="T16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7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8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9" style:family="text">
      <style:text-properties fo:font-size="11pt" fo:letter-spacing="0.004cm" officeooo:rsid="0060e4f2" style:font-name-asian="OpenSymbol" style:font-size-asian="11pt" style:font-name-complex="OpenSymbol"/>
    </style:style>
    <style:style style:name="T20" style:family="text">
      <style:text-properties fo:font-size="11pt" fo:letter-spacing="0.004cm" officeooo:rsid="006919d0" style:font-name-asian="OpenSymbol" style:font-size-asian="11pt" style:font-name-complex="OpenSymbol"/>
    </style:style>
    <style:style style:name="T21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2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5" style:family="text">
      <style:text-properties officeooo:rsid="0094697f"/>
    </style:style>
    <style:style style:name="T26" style:family="text">
      <style:text-properties fo:font-size="12.5pt" officeooo:rsid="006919d0" style:font-name-asian="OpenSymbol" style:font-size-asian="12.5pt" style:font-name-complex="OpenSymbol" style:text-scale="100%"/>
    </style:style>
    <style:style style:name="T27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Music Lodge Private Limited</text:p>
      <text:p text:style-name="P6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2">Tel</text:span><text:span text:style-name="T4">: </text:span><text:span text:style-name="T1"><text:placeholder text:placeholder-type="text">&lt;o.company_id and o.company_id.phone or ''&gt;</text:placeholder></text:span><text:span text:style-name="T4"> </text:span><text:span text:style-name="T5">|</text:span><text:span text:style-name="T4"> </text:span><text:span text:style-name="T6">Email</text:span><text:a xlink:type="simple" xlink:href="ftp://e:_kc@musiclodge.sg/"><text:span text:style-name="T11">:</text:span></text:a><text:span text:style-name="T7"> </text:span><text:span text:style-name="T3"><text:placeholder text:placeholder-type="text">&lt;o.company_id and o.company_id.email or ''&gt;</text:placeholder></text:span></text:p>
      <text:p text:style-name="P56"><text:placeholder text:placeholder-type="text">&lt;get_name_invoice(o)&gt;</text:placeholder>INVOICE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M/S <text:span text:style-name="T12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2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7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3"><text:span text:style-name="T12"><text:placeholder text:placeholder-type="text">&lt;o.partner_id and o.partner_id.street2 or ''&gt;</text:placeholder></text:span><text:span text:style-name="T12"> </text:span><text:span text:style-name="T12"><text:placeholder text:placeholder-type="text">&lt;o.partner_id and o.partner_id.country_id and o.partner_id.country_id.name or ''&gt;</text:placeholder></text:span><text:span text:style-name="T12"> </text:span><text:span text:style-name="T12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4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6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5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4">Quantity</text:p>
          </table:table-cell>
          <table:table-cell table:style-name="Table3.B1" table:number-columns-spanned="2" office:value-type="string">
            <text:p text:style-name="P14"/>
          </table:table-cell>
          <table:covered-table-cell/>
          <table:table-cell table:style-name="Table3.D1" table:number-columns-spanned="2" office:value-type="string">
            <text:p text:style-name="P14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3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3">Brand</text:p>
          </table:table-cell>
          <table:covered-table-cell/>
          <table:table-cell table:style-name="Table3.D3" table:number-columns-spanned="2" office:value-type="string">
            <text:p text:style-name="P32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34"><text:placeholder text:placeholder-type="text">&lt;line.price_unit or ''&gt;</text:placeholder></text:p>
          </table:table-cell>
          <table:table-cell table:style-name="Table3.H3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table:number-columns-spanned="2" office:value-type="string">
            <text:p text:style-name="P53">Model</text:p>
          </table:table-cell>
          <table:covered-table-cell/>
          <table:table-cell table:style-name="Table3.D4" table:number-columns-spanned="2" office:value-type="string">
            <text:p text:style-name="P31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3">Serial No. <text:span text:style-name="T13"><text:placeholder text:placeholder-type="text">&lt;line.serial_no or ''&gt;</text:placeholder></text:span>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5">
          <table:table-cell table:style-name="Table3.A4" table:number-columns-spanned="8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7">C/W </text:p>
          </table:table-cell>
          <table:table-cell table:style-name="Table3.C6" table:number-columns-spanned="4" office:value-type="string">
            <text:p text:style-name="P48"><text:span text:style-name="T14"><text:placeholder text:placeholder-type="text">&lt;if test="o.stool"&gt;</text:placeholder></text:span><text:span text:style-name="T15">Adjst </text:span><text:span text:style-name="T14">Stool</text:span><text:span text:style-name="T14"><text:placeholder text:placeholder-type="text">&lt;/if&gt;</text:placeholder></text:span><text:span text:style-name="T14"><text:placeholder text:placeholder-type="text">&lt;if test="not o.stool"&gt;</text:placeholder></text:span><text:span text:style-name="T21">Adjst Stool</text:span><text:span text:style-name="T14"><text:placeholder text:placeholder-type="text">&lt;/if&gt;</text:placeholder></text:span><text:span text:style-name="T14"> / </text:span><text:span text:style-name="T14"><text:placeholder text:placeholder-type="text">&lt;if test="o.com_stool"&gt;</text:placeholder></text:span><text:span text:style-name="T15">Com </text:span><text:span text:style-name="T14">Stool</text:span><text:span text:style-name="T14"><text:placeholder text:placeholder-type="text">&lt;/if&gt;</text:placeholder></text:span><text:span text:style-name="T14"><text:placeholder text:placeholder-type="text">&lt;if test="not o.com_stool"&gt;</text:placeholder></text:span><text:span text:style-name="T22">Com </text:span><text:span text:style-name="T21">Stool</text:span><text:span text:style-name="T14"><text:placeholder text:placeholder-type="text">&lt;/if&gt;</text:placeholder></text:span><text:span text:style-name="T14"> /</text:span><text:span text:style-name="T14"><text:placeholder text:placeholder-type="text">&lt;if test="o.heater"&gt;</text:placeholder></text:span><text:span text:style-name="T14">Heater</text:span><text:span text:style-name="T14"><text:placeholder text:placeholder-type="text">&lt;/if&gt;</text:placeholder></text:span><text:span text:style-name="T14"><text:placeholder text:placeholder-type="text">&lt;if test="not o.heater"&gt;</text:placeholder></text:span><text:span text:style-name="T21">Heater</text:span><text:span text:style-name="T14"><text:placeholder text:placeholder-type="text">&lt;/if&gt;</text:placeholder></text:span><text:span text:style-name="T14"> / </text:span><text:span text:style-name="T14"><text:placeholder text:placeholder-type="text">&lt;if test="o.delivery"&gt;</text:placeholder></text:span><text:span text:style-name="T14">Delivery</text:span><text:span text:style-name="T14"><text:placeholder text:placeholder-type="text">&lt;/if&gt;</text:placeholder></text:span><text:span text:style-name="T14"><text:placeholder text:placeholder-type="text">&lt;if test="not o.delivery"&gt;</text:placeholder></text:span><text:span text:style-name="T21">Delivery</text:span><text:span text:style-name="T14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41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1">)</text:p>
          </table:table-cell>
          <table:table-cell table:style-name="Table3.F4" office:value-type="string">
            <text:p text:style-name="P42">Year Guarantee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4"><text:span text:style-name="T16"><text:placeholder text:placeholder-type="text">&lt;if test="o.free_tuning"&gt;</text:placeholder></text:span><text:span text:style-name="T24">✓</text:span><text:span text:style-name="T17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2">)</text:p>
          </table:table-cell>
          <table:table-cell table:style-name="Table3.F4" office:value-type="string">
            <text:p text:style-name="P42">Free Tuning (Weekday only )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9" table:number-columns-spanned="5" office:value-type="string">
            <text:p text:style-name="P19"><text:span text:style-name="T19"><text:placeholder text:placeholder-type="text">&lt;if test="o.is_first_prepay and o.rental_id and o.rental_id.prepay"&gt;</text:placeholder></text:span><text:span text:style-name="T19"><text:placeholder text:placeholder-type="text">&lt;o.rental_id and o.rental_id.prepay or ''&gt;</text:placeholder></text:span><text:span text:style-name="T19"> </text:span><text:span text:style-name="T20">months Rental (Pre-Paid)</text:span><text:span text:style-name="T19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5"><text:span text:style-name="T19"><text:placeholder text:placeholder-type="text">&lt;if test="o.is_first_prepay and o.rental_id and o.rental_id.prepay"&gt;</text:placeholder></text:span><text:span text:style-name="T26"><text:placeholder text:placeholder-type="text">&lt;o.amount_total&gt;</text:placeholder></text:span><text:span text:style-name="T19"><text:placeholder text:placeholder-type="text">&lt;/if&gt;</text:placeholder></text:span></text:p>
          </table:table-cell>
          <table:table-cell table:style-name="Table3.H4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0"><text:placeholder text:placeholder-type="text">&lt;for each="line2 in get_lines(o.invoice_line)"&gt;</text:placeholder></text:p>
          </table:table-cell>
        </table:table-row>
        <table:table-row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0"><text:placeholder text:placeholder-type="text">&lt;/for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57"><draw:frame draw:style-name="fr1" draw:name="image: asimage(o.signature_customer)" text:anchor-type="paragraph" svg:x="0.215cm" svg:y="1.759cm" svg:width="2cm" svg:height="0.499cm" draw:z-index="3"><draw:text-box><text:p text:style-name="P55"/></draw:text-box></draw:frame>Remarks</text:p>
            <text:p text:style-name="P13"/>
            <text:p text:style-name="P8"><text:placeholder text:placeholder-type="text">&lt;o.comment&gt;</text:placeholder></text:p>
          </table:table-cell>
          <table:table-cell table:style-name="Table5.B1" table:number-rows-spanned="6" office:value-type="string">
            <text:p text:style-name="P58"><text:span text:style-name="T18"><text:placeholder text:placeholder-type="text">&lt;if test="not o.is_first_prepay"&gt;</text:placeholder></text:span>Total<text:tab/> <text:s text:c="12"/>$<text:span text:style-name="T18"><text:placeholder text:placeholder-type="text">&lt;/if&gt;</text:placeholder></text:span></text:p>
            <text:p text:style-name="P49">Deposit<text:tab/>$</text:p>
            <text:p text:style-name="P49"><text:span text:style-name="T25">Transport Charge</text:span><text:tab/>$</text:p>
            <text:p text:style-name="P50"><text:span text:style-name="T9">Balance<text:tab/></text:span><text:span text:style-name="T8">$</text:span></text:p>
            <text:p text:style-name="P50"><text:span text:style-name="T10">Total Amount Paid</text:span><text:span text:style-name="T9"><text:tab/></text:span><text:span text:style-name="T8">$</text:span></text:p>
          </table:table-cell>
          <table:table-cell table:style-name="Table5.C1" office:value-type="string">
            <text:p text:style-name="P15"/>
          </table:table-cell>
          <table:table-cell table:style-name="Table5.D1" office:value-type="string">
            <text:p text:style-name="P15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46"><text:span text:style-name="T19"><text:placeholder text:placeholder-type="text">&lt;if test="not o.is_first_prepay"&gt;</text:placeholder></text:span><text:span text:style-name="T27"><text:placeholder text:placeholder-type="text">&lt;o.amount_total&gt;</text:placeholder></text:span><text:span text:style-name="T19"><text:placeholder text:placeholder-type="text">&lt;/if&gt;</text:placeholder></text:span>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11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11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15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11"><text:placeholder text:placeholder-type="text">&lt;o.residual&gt;</text:placeholder></text:p>
          </table:table-cell>
          <table:table-cell table:style-name="Table5.D5" office:value-type="string">
            <text:p text:style-name="P15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11"><text:placeholder text:placeholder-type="text">&lt;get_total_amount_paid(o)&gt;</text:placeholder></text:p>
          </table:table-cell>
          <table:table-cell table:style-name="Table5.D5" office:value-type="string">
            <text:p text:style-name="P15"/>
          </table:table-cell>
        </table:table-row>
      </table:table>
      <text:p text:style-name="P4"><draw:line text:anchor-type="paragraph" draw:z-index="0" draw:style-name="gr1" draw:text-style-name="P61" svg:x1="0.026cm" svg:y1="0.037cm" svg:x2="6.41cm" svg:y2="0.037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6"><draw:frame draw:style-name="fr1" draw:name="image: asimage(o.signature)" text:anchor-type="paragraph" svg:x="0.409cm" svg:y="0.095cm" svg:width="2cm" svg:height="0.499cm" draw:z-index="2"><draw:text-box><text:p text:style-name="P55"/></draw:text-box></draw:frame></text:p>
            <text:p text:style-name="P36"/>
            <text:p text:style-name="P36"/>
          </table:table-cell>
          <table:table-cell table:style-name="Table4.B1" office:value-type="string">
            <text:p text:style-name="P36"/>
          </table:table-cell>
          <table:table-cell table:style-name="Table4.C1" office:value-type="string">
            <text:p text:style-name="P36"><draw:frame draw:style-name="fr1" draw:name="image: asimage(o.company_signature)" text:anchor-type="paragraph" svg:x="0.469cm" svg:y="0.079cm" svg:width="2cm" draw:z-index="1"><draw:text-box fo:min-height="0.499cm"><text:p text:style-name="P55"/></draw:text-box></draw:frame></text:p>
          </table:table-cell>
        </table:table-row>
        <table:table-row>
          <table:table-cell table:style-name="Table4.A2" office:value-type="string">
            <text:p text:style-name="P37">Checked by Customer</text:p>
          </table:table-cell>
          <table:table-cell table:style-name="Table4.B2" office:value-type="string">
            <text:p text:style-name="P36"/>
          </table:table-cell>
          <table:table-cell table:style-name="Table4.C2" office:value-type="string">
            <text:p text:style-name="P38">Music Lodge Pte Ltd <text:span text:style-name="T23">201211499R</text:span></text:p>
          </table:table-cell>
        </table:table-row>
        <table:table-row>
          <table:table-cell table:style-name="Table4.A3" office:value-type="string">
            <text:p text:style-name="P39">Cheques should be crossed &amp; made payable to MUSIC LODGE PT LTD</text:p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40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11T12:24:18.778961175</dc:date>
    <meta:editing-duration>PT2H47M24S</meta:editing-duration>
    <meta:editing-cycles>237</meta:editing-cycles>
    <meta:document-statistic meta:table-count="6" meta:image-count="0" meta:object-count="0" meta:page-count="2" meta:paragraph-count="61" meta:word-count="260" meta:character-count="2400" meta:non-whitespace-character-count="2184"/>
  </office:meta>
</office:document-meta>
</file>